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62.7pt"/>
    </style:style>
    <style:style style:name="co3" style:family="table-column">
      <style:table-column-properties fo:break-before="auto" style:column-width="94.4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3.25pt"/>
    </style:style>
    <style:style style:name="co6" style:family="table-column">
      <style:table-column-properties fo:break-before="auto" style:column-width="79.91pt"/>
    </style:style>
    <style:style style:name="co7" style:family="table-column">
      <style:table-column-properties fo:break-before="auto" style:column-width="97.54pt"/>
    </style:style>
    <style:style style:name="co8" style:family="table-column">
      <style:table-column-properties fo:break-before="auto" style:column-width="71.8pt"/>
    </style:style>
    <style:style style:name="co9" style:family="table-column">
      <style:table-column-properties fo:break-before="auto" style:column-width="7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 table:print-ranges="Sheet1.B11:Sheet1.B1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DE:</text:p>
          </table:table-cell>
          <table:table-cell office:value-type="string" calcext:value-type="string">
            <text:p>ASG0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Frank Long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Ansatz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zielfuehrend</text:p>
          </table:table-cell>
          <table:table-cell office:value-type="string" calcext:value-type="string">
            <text:p>math. Formulierung</text:p>
          </table:table-cell>
          <table:table-cell office:value-type="string" calcext:value-type="string">
            <text:p>Argumentation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Trivialisierung</text:p>
          </table:table-cell>
          <table:table-cell office:value-type="string" calcext:value-type="string">
            <text:p>Gesamtpunkte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]*0.2+[.F4]*0.4+[.G4]*0.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4*[.I4]+0.6*[.J4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4]*(0.4*(0.2*[.E4]+0.4*[.F4]+0.4*[.G4])+0.6*(0.4*[.I4]+0.6*[.J4]))*[.K4]" office:value-type="float" office:value="2" calcext:value-type="float">
            <text:p>2</text:p>
          </table:table-cell>
          <table:table-cell table:number-columns-repeated="17"/>
          <table:table-cell table:style-name="ce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5]*0.2+[.F5]*0.4+[.G5]*0.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4*[.I5]+0.6*[.J5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5]*(0.4*(0.2*[.E5]+0.4*[.F5]+0.4*[.G5])+0.6*(0.4*[.I5]+0.6*[.J5]))*[.K5]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6]*0.2+[.F6]*0.4+[.G6]*0.4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0.4*[.I6]+0.6*[.J6]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C6]*(0.4*(0.2*[.E6]+0.4*[.F6]+0.4*[.G6])+0.6*(0.4*[.I6]+0.6*[.J6]))*[.K6]" office:value-type="float" office:value="2.22" calcext:value-type="float">
            <text:p>2.22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]*0.2+[.F7]*0.4+[.G7]*0.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4*[.I7]+0.6*[.J7]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table:formula="of:=[.C7]*(0.4*(0.2*[.E7]+0.4*[.F7]+0.4*[.G7])+0.6*(0.4*[.I7]+0.6*[.J7]))*[.K7]" office:value-type="float" office:value="0.205" calcext:value-type="float">
            <text:p>0.205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8]*0.2+[.F8]*0.4+[.G8]*0.4"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0.4*[.I8]+0.6*[.J8]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C8]*(0.4*(0.2*[.E8]+0.4*[.F8]+0.4*[.G8])+0.6*(0.4*[.I8]+0.6*[.J8]))*[.K8]" office:value-type="float" office:value="3.12" calcext:value-type="float">
            <text:p>3.12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9]*0.2+[.F9]*0.4+[.G9]*0.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4*[.I9]+0.6*[.J9]"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[.C9]*(0.4*(0.2*[.E9]+0.4*[.F9]+0.4*[.G9])+0.6*(0.4*[.I9]+0.6*[.J9]))*[.K9]" office:value-type="float" office:value="1.928" calcext:value-type="float">
            <text:p>1.928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 style:data-style-name="N2" text:time-value="16:57:57.98647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23:22.533863000</meta:creation-date>
    <dc:date>2017-08-21T17:10:43.949331000</dc:date>
    <meta:editing-duration>PT2H26M10S</meta:editing-duration>
    <meta:editing-cycles>13</meta:editing-cycles>
    <meta:generator>LibreOffice/5.1.6.2$MacOSX_X86_64 LibreOffice_project/07ac168c60a517dba0f0d7bc7540f5afa45f0909</meta:generator>
    <meta:document-statistic meta:table-count="1" meta:cell-count="88" meta:object-count="0"/>
  </office:meta>
</office:document-meta>
</file>